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pitch="fixed"/>
    <style:font-face style:name="cmr101" svg:font-family="cmr10"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16pt" style:font-size-asian="16pt" style:font-size-complex="16pt"/>
    </style:style>
    <style:style style:name="P8" style:family="paragraph" style:parent-style-name="Standard" style:master-page-name="Standard">
      <style:paragraph-properties fo:margin-left="0cm" fo:margin-right="0cm" fo:text-align="center" style:justify-single-word="false" fo:text-indent="0cm" style:auto-text-indent="false" style:page-number="auto"/>
      <style:text-properties fo:font-size="16pt" style:font-size-asian="16pt" style:font-size-complex="16pt"/>
    </style:style>
    <style:style style:name="T1" style:family="text">
      <style:text-properties style:font-name="Courier New"/>
    </style:style>
    <style:style style:name="T2" style:family="text">
      <style:text-properties style:font-name="Courier New" fo:font-size="11pt" fo:font-weight="normal" style:font-size-asian="11pt" style:font-weight-asian="normal" style:font-size-complex="11pt" style:font-weight-complex="normal"/>
    </style:style>
    <style:style style:name="T3" style:family="text">
      <style:text-properties fo:font-weight="normal" style:font-weight-asian="normal" style:font-weight-complex="normal"/>
    </style:style>
    <style:style style:name="T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SC 364 </text:p>
      <text:p text:style-name="P7">RIPv2</text:p>
      <text:p text:style-name="P4">Rory Varcoe 83048685 &amp; Carl Kenny 93678486</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Standard"/>
      <text:p text:style-name="Standard"><text:s/></text:p>
      <text:p text:style-name="Standard"/>
      <text:p text:style-name="Standard"/>
      <text:p text:style-name="Standard"/>
      <text:p text:style-name="Standard"/>
      <text:p text:style-name="Standard"/>
      <text:p text:style-name="P5"><text:soft-page-break/>Implementation: </text:p>
      <text:p text:style-name="Standard"/>
      <text:p text:style-name="Standard">We believe that the ByteArray class was exceptionally well executed and actually represents bytes, rather than the easier option (Strings). Even though we implemented RIPv2 using the Python programming language, this allowed us to achieve a reasonably low level via sockets and bytes. This the ByteArray class being setup as it is, it allowed us to efficiently propagate updates from the network, with minimal words sent.</text:p>
      <text:p text:style-name="Standard"/>
      <text:p text:style-name="Standard">The config parser, utilizes Python's configparser library and tidily processes the .ini format config files. We specifically choose this format, as it plays well with both *nix and Windows.</text:p>
      <text:p text:style-name="Standard"/>
      <text:p text:style-name="P5">Improvement:</text:p>
      <text:p text:style-name="Standard"/>
      <text:p text:style-name="Standard">Although the program is functional, it required use of both Socket and SocketServer Python libraries. As this assignment didn't have strict space requirements, it isn't too inferior but it would have been preferred to only use one. We spent a lot of time attempting to communicate solely through the socket interface but weren't successful. SocketServer is quite a large library, however it did provide use with a useful multi-thread interface.</text:p>
      <text:p text:style-name="Standard"/>
      <text:p text:style-name="P5">Atomicity of Event Processing:</text:p>
      <text:p text:style-name="P5"/>
      <text:p text:style-name="P6">Atomicity was achieved but simple careful consideration of the read, update and write steps. The SocketServer framework allows four classes to process requests synchronously, so that no data is accidentally overwritten or unexpected race conditions. This framework also offers the ability to designate a specific thread for each server.</text:p>
      <text:p text:style-name="Standard"/>
      <text:p text:style-name="P5">Tests and Bash Scripts:</text:p>
      <text:p text:style-name="P5"/>
      <text:p text:style-name="Standard"><text:span text:style-name="T3">The following bash script allows all the routers to be initialized, in-order to check for basic correctness (each router sending routing tables of reachable neighbours etc). </text:span></text:p>
      <text:p text:style-name="P6"/>
      <text:p text:style-name="P6">#!/bin/sh</text:p>
      <text:p text:style-name="P6">xterm -title "Router 1" -e "python3 run.py config_1.ini" &amp;</text:p>
      <text:p text:style-name="P6">xterm -title "Router 2" -e "python3 run.py config_2.ini" &amp;</text:p>
      <text:p text:style-name="P6">xterm -title "Router 3" -e "python3 run.py config_3.ini" &amp;</text:p>
      <text:p text:style-name="P6">xterm -title "Router 4" -e "python3 run.py config_4.ini" &amp;</text:p>
      <text:p text:style-name="P6">xterm -title "Router 5" -e "python3 run.py config_5.ini" &amp; </text:p>
      <text:p text:style-name="P6">xterm -title "Router 6" -e "python3 run.py config_6.ini" &amp;</text:p>
      <text:p text:style-name="P6">xterm -title "Router 7" -e "python3 run.py config_7.ini"</text:p>
      <text:p text:style-name="P6"><text:soft-page-break/>While this is handy for initially setting up all the routers, manual testing of Split Horizon and dying/reviving had to be done. We originally tried to use the following *nix commands, to locate the process id and kill it, however this approach was annoyingly unsuccessful. </text:p>
      <text:p text:style-name="Standard">$ps -ef <text:span text:style-name="T1">|</text:span> grep "python3 run.py config_1.ini" <text:span text:style-name="T2">|</text:span> awk '{print $2}' <text:span text:style-name="T2">| </text:span>xargs kill</text:p>
      <text:p text:style-name="Standard"/>
      <text:p text:style-name="Standard">Upon expiration of the timeout, the entry for that route stays in the routing table for a brief moment, while the neighbours are notified. This was manually inspected via Python print statements, to ensure that neighbours receive update before the route is dropped from the corresponding dictionary.</text:p>
      <text:p text:style-name="Standard">Syntactically incorrect config files while cause the Python script to sys.exit() and abort with a relevant error message. </text:p>
      <text:p text:style-name="Standard"/>
      <text:p text:style-name="Standard">ToDo:</text:p>
      <text:p text:style-name="Standard">– Which tests have you performed and which conclusions do these</text:p>
      <text:p text:style-name="Standard">tests allow about the correctness of your design and implementation?</text:p>
      <text:p text:style-name="Standard">Please explain in detail (you should need more than two paragraph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pitch="fixed"/>
    <style:font-face style:name="cmr101" svg:font-family="cmr10"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line-height="130%" fo:text-align="justify" style:justify-single-word="false" fo:orphans="2" fo:widows="2" fo:text-indent="0.6cm" style:auto-text-indent="false" style:writing-mode="lr-tb"/>
      <style:text-properties style:use-window-font-color="true" style:font-name="cmr10" fo:font-size="10.5pt" fo:language="en" fo:country="GB" style:font-name-asian="Times New Roman" style:font-size-asian="10.5pt" style:font-name-complex="cmr10"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First_20_paragraph" style:default-outline-level="1" style:class="text">
      <style:paragraph-properties fo:margin-top="0.635cm" fo:margin-bottom="0.318cm" fo:text-align="start" style:justify-single-word="false" fo:keep-with-next="always">
        <style:tab-stops>
          <style:tab-stop style:position="0.85cm"/>
        </style:tab-stops>
      </style:paragraph-properties>
      <style:text-properties style:font-name="cmbx12" fo:font-size="14pt" style:font-size-asian="14pt" style:font-name-complex="Arial" style:font-size-complex="16pt" style:font-weight-complex="bold"/>
    </style:style>
    <style:style style:name="Heading_20_2" style:display-name="Heading 2" style:family="paragraph" style:parent-style-name="Standard" style:next-style-name="First_20_paragraph" style:default-outline-level="2" style:class="text">
      <style:paragraph-properties fo:margin-top="0.529cm" fo:margin-bottom="0.212cm" fo:text-align="start" style:justify-single-word="false" fo:keep-with-next="always">
        <style:tab-stops>
          <style:tab-stop style:position="1.101cm"/>
        </style:tab-stops>
      </style:paragraph-properties>
      <style:text-properties style:font-name="cmbx12" fo:font-size="12pt" style:font-size-asian="12pt" style:font-name-complex="Arial" style:font-size-complex="14pt" style:font-style-complex="italic" style:font-weight-complex="bold"/>
    </style:style>
    <style:style style:name="Heading_20_3" style:display-name="Heading 3" style:family="paragraph" style:parent-style-name="Standard" style:next-style-name="First_20_paragraph" style:default-outline-level="3" style:class="text">
      <style:paragraph-properties fo:margin-top="0.529cm" fo:margin-bottom="0.212cm" fo:text-align="start" style:justify-single-word="false" fo:keep-with-next="always">
        <style:tab-stops>
          <style:tab-stop style:position="1.349cm"/>
        </style:tab-stops>
      </style:paragraph-properties>
      <style:text-properties style:font-name="cmbx10" style:font-name-complex="Arial" style:font-size-complex="13pt"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irst_20_paragraph" style:display-name="First paragraph" style:family="paragraph" style:parent-style-name="Standard" style:next-style-name="Standard">
      <style:paragraph-properties fo:margin="100%" fo:margin-left="0cm" fo:margin-right="0cm"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90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9cm" fo:margin-bottom="3cm" fo:margin-left="4.001cm" fo:margin-right="4.001cm" style:writing-mode="lr-tb" style:layout-grid-color="#c0c0c0" style:layout-grid-lines="35"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cm" fo:margin-top="0.801cm" style:dynamic-spacing="true"/>
      </style:footer-style>
    </style:page-layout>
    <style:page-layout style:name="Mpm2">
      <style:page-layout-properties fo:page-width="21.001cm" fo:page-height="29.7cm" style:num-format="1" style:print-orientation="portrait" fo:margin-top="3.9cm" fo:margin-bottom="3.9cm" fo:margin-left="4.001cm" fo:margin-right="4.001cm" style:writing-mode="lr-tb" style:layout-grid-color="#c0c0c0" style:layout-grid-lines="34"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Standard"><draw:frame draw:style-name="Mfr1" draw:name="Frame1" text:anchor-type="paragraph" svg:y="0.002cm" draw:z-index="2"><draw:text-box fo:min-height="0.37cm" fo:min-width="0cm"><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ik </meta:initial-creator>
    <meta:creation-date>2015-05-15T20:45:18</meta:creation-date>
    <dc:creator>rubik </dc:creator>
    <dc:date>2015-05-15T21:41:21</dc:date>
    <meta:print-date>2001-05-04T21:36:00</meta:print-date>
    <meta:editing-cycles>17</meta:editing-cycles>
    <meta:editing-duration>PT2H4M43S</meta:editing-duration>
    <meta:generator>LibreOffice/3.5$Linux_X86_64 LibreOffice_project/350m1$Build-2</meta:generator>
    <meta:document-statistic meta:table-count="0" meta:image-count="0" meta:object-count="0" meta:page-count="3" meta:paragraph-count="30" meta:word-count="481" meta:character-count="3102" meta:non-whitespace-character-count="2633"/>
    <meta:user-defined meta:name="Info 1"/>
    <meta:user-defined meta:name="Info 2"/>
    <meta:user-defined meta:name="Info 3"/>
    <meta:user-defined meta:name="Info 4"/>
  </office:meta>
</office:document-meta>
</file>